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5f4" officeooo:paragraph-rsid="001155f4"/>
    </style:style>
    <style:style style:name="P2" style:family="paragraph" style:parent-style-name="Standard">
      <style:text-properties fo:font-weight="bold" officeooo:rsid="0011794b" officeooo:paragraph-rsid="0011794b" style:font-weight-asian="bold" style:font-weight-complex="bold"/>
    </style:style>
    <style:style style:name="P3" style:family="paragraph" style:parent-style-name="Standard">
      <style:text-properties fo:font-weight="bold" officeooo:rsid="0015a0d7" officeooo:paragraph-rsid="0015a0d7" style:font-weight-asian="bold" style:font-weight-complex="bold"/>
    </style:style>
    <style:style style:name="P4" style:family="paragraph" style:parent-style-name="Standard">
      <style:text-properties fo:font-weight="bold" officeooo:rsid="0017a777" officeooo:paragraph-rsid="0017a777" style:font-weight-asian="bold" style:font-weight-complex="bold"/>
    </style:style>
    <style:style style:name="P5" style:family="paragraph" style:parent-style-name="Standard">
      <style:text-properties fo:font-weight="normal" officeooo:rsid="0011794b" officeooo:paragraph-rsid="0011794b" style:font-weight-asian="normal" style:font-weight-complex="normal"/>
    </style:style>
    <style:style style:name="P6" style:family="paragraph" style:parent-style-name="Standard">
      <style:text-properties officeooo:paragraph-rsid="0011794b"/>
    </style:style>
    <style:style style:name="P7" style:family="paragraph" style:parent-style-name="Standard">
      <style:text-properties officeooo:rsid="001191a1" officeooo:paragraph-rsid="001191a1"/>
    </style:style>
    <style:style style:name="P8" style:family="paragraph" style:parent-style-name="Standard">
      <style:text-properties officeooo:rsid="0012cfca" officeooo:paragraph-rsid="0012cfca"/>
    </style:style>
    <style:style style:name="P9" style:family="paragraph" style:parent-style-name="Standard">
      <style:text-properties officeooo:rsid="0013f752" officeooo:paragraph-rsid="0013f752"/>
    </style:style>
    <style:style style:name="P10" style:family="paragraph" style:parent-style-name="Standard">
      <style:text-properties officeooo:rsid="0015a0d7" officeooo:paragraph-rsid="0015a0d7"/>
    </style:style>
    <style:style style:name="P11" style:family="paragraph" style:parent-style-name="Standard">
      <style:text-properties officeooo:paragraph-rsid="001785cd"/>
    </style:style>
    <style:style style:name="P12" style:family="paragraph" style:parent-style-name="Standard">
      <style:text-properties officeooo:rsid="0017a777" officeooo:paragraph-rsid="0017a777"/>
    </style:style>
    <style:style style:name="P13" style:family="paragraph" style:parent-style-name="Standard">
      <style:text-properties officeooo:rsid="0017c3fb" officeooo:paragraph-rsid="0017c3fb"/>
    </style:style>
    <style:style style:name="P14" style:family="paragraph" style:parent-style-name="Standard">
      <style:text-properties officeooo:paragraph-rsid="0017c3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94b" style:font-weight-asian="bold" style:font-weight-complex="bold"/>
    </style:style>
    <style:style style:name="T3" style:family="text">
      <style:text-properties fo:font-weight="bold" officeooo:rsid="0013f75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794b" style:font-weight-asian="normal" style:font-weight-complex="normal"/>
    </style:style>
    <style:style style:name="T6" style:family="text">
      <style:text-properties fo:font-weight="normal" officeooo:rsid="001191a1" style:font-weight-asian="normal" style:font-weight-complex="normal"/>
    </style:style>
    <style:style style:name="T7" style:family="text">
      <style:text-properties fo:font-weight="normal" officeooo:rsid="0012cfca" style:font-weight-asian="normal" style:font-weight-complex="normal"/>
    </style:style>
    <style:style style:name="T8" style:family="text">
      <style:text-properties fo:font-weight="normal" officeooo:rsid="0013f752" style:font-weight-asian="normal" style:font-weight-complex="normal"/>
    </style:style>
    <style:style style:name="T9" style:family="text">
      <style:text-properties fo:font-weight="normal" officeooo:rsid="0015a0d7" style:font-weight-asian="normal" style:font-weight-complex="normal"/>
    </style:style>
    <style:style style:name="T10" style:family="text">
      <style:text-properties fo:font-size="11.5pt" style:font-size-asian="11.5pt"/>
    </style:style>
    <style:style style:name="T11" style:family="text">
      <style:text-properties fo:font-size="11.5pt" officeooo:rsid="0017c3fb" style:font-size-asian="11.5pt"/>
    </style:style>
    <style:style style:name="T12" style:family="text">
      <style:text-properties fo:font-size="11.5pt" fo:font-weight="normal" style:font-size-asian="11.5pt" style:font-weight-asian="normal"/>
    </style:style>
    <style:style style:name="T13" style:family="text">
      <style:text-properties fo:font-size="11.5pt" fo:font-weight="normal" officeooo:rsid="0015a0d7" style:font-size-asian="11.5pt" style:font-weight-asian="normal" style:font-weight-complex="normal"/>
    </style:style>
    <style:style style:name="T14" style:family="text">
      <style:text-properties fo:font-size="11.5pt" fo:font-weight="normal" officeooo:rsid="001785cd" style:font-size-asian="11.5pt" style:font-weight-asian="normal" style:font-weight-complex="normal"/>
    </style:style>
    <style:style style:name="T15" style:family="text">
      <style:text-properties fo:font-size="11.5pt" fo:font-weight="normal" officeooo:rsid="0017c3fb" style:font-size-asian="11.5pt" style:font-weight-asian="normal" style:font-weight-complex="normal"/>
    </style:style>
    <style:style style:name="T16" style:family="text">
      <style:text-properties fo:font-size="11.5pt" fo:font-weight="bold" style:font-size-asian="11.5pt" style:font-weight-asian="bold"/>
    </style:style>
    <style:style style:name="T17" style:family="text">
      <style:text-properties fo:font-size="11.5pt" fo:font-weight="bold" officeooo:rsid="0017c3fb" style:font-size-asian="11.5pt" style:font-weight-asian="bold" style:font-weight-complex="bold"/>
    </style:style>
    <style:style style:name="T18" style:family="text">
      <style:text-properties fo:font-size="11.5pt" fo:font-weight="bold" officeooo:rsid="0017c3fb" style:font-size-asian="11.5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Plan de contingencia:</text:span> Conjunto de medidas de carácter organizativo, técnico y humano cuya</text:p>
      <text:p text:style-name="P1">finalidad es la continuidad del negocio es decir, mitigar el impacto de una amenaza o riesgo. Es un cómo actuar rápida y anticipadamente cuando ocurren situaciones inesperadas.</text:p>
      <text:p text:style-name="P1"/>
      <text:p text:style-name="P1">2) Plan de Contingencia deberá estar basado en una evaluación de riesgos para identificar un conjunto de medidas y acciones acorde a las posibles situaciones.</text:p>
      <text:p text:style-name="P1"/>
      <text:p text:style-name="P1">3) Debe ser actualizado constantemente ya que las empresas son un ente dinámico</text:p>
      <text:p text:style-name="P1"/>
      <text:p text:style-name="P2">Estándar para presentar formalmente un Plan de Contingencia</text:p>
      <text:p text:style-name="P2"><text:span text:style-name="T4">1)</text:span> <text:span text:style-name="T4">Deben ser concisos, fáciles de leer y contener la información necesaria</text:span></text:p>
      <text:p text:style-name="P5">2) La siguiente estructura aplica para un plan de contingencia con un único escenario, pero también se deben considerar contextos con muchos escenarios y soluciones.</text:p>
      <text:p text:style-name="P6"><text:span text:style-name="T5"><text:tab/>1) </text:span><text:span text:style-name="T2">Resumen ejecutivo:</text:span><text:span text:style-name="T5"> redacción concisa para los tomadores de decisiones de los puntos más <text:tab/>importantes del plan.</text:span></text:p>
      <text:p text:style-name="P6"><text:span text:style-name="T5"><text:tab/><text:tab/>- Donde se describen la o las contingencias y el o los escenarios correspondientes.</text:span></text:p>
      <text:p text:style-name="P6"><text:span text:style-name="T5"><text:tab/><text:tab/>- Se esboza la estrategia y los planes desarrollados para cada contingencia y escenario.</text:span></text:p>
      <text:p text:style-name="P6"><text:span text:style-name="T5"><text:tab/><text:tab/>- </text:span><text:span text:style-name="T6">Se adjunta una tabla de ayuda alimentaria y costo para cada contexto.</text:span></text:p>
      <text:p text:style-name="P7"><text:span text:style-name="T4"><text:tab/>2) </text:span><text:span text:style-name="T1">Contingencia:</text:span><text:span text:style-name="T4"> sección en la que se presenta la contingencia, el posible evento a ocurrir y <text:tab/>situación que lo rodea. Para esto se diseña un esquema de contingencias</text:span></text:p>
      <text:p text:style-name="P7"><text:span text:style-name="T4"><text:tab/><text:tab/>- Se proporciona una descripción de la contingencia que forma la base de la <text:tab/><text:tab/><text:tab/>planificación y una justificación de por qué el evento requiere atención.</text:span></text:p>
      <text:p text:style-name="P7"><text:span text:style-name="T4"><text:tab/><text:tab/>- Y un resumen de los puntos principales de cada escenario desarrollado.</text:span></text:p>
      <text:p text:style-name="P7"><text:span text:style-name="T4"><text:tab/>3) </text:span><text:span text:style-name="T1">Escenario:</text:span><text:span text:style-name="T4"> </text:span><text:span text:style-name="T7">sección que consiste en definir el escenario y los supuestos del su plan de <text:tab/><text:tab/>contingencia, además esto se aplica para cada escenario identificado.</text:span></text:p>
      <text:p text:style-name="P8"><text:span text:style-name="T4"><text:tab/>Esquema de escenario</text:span></text:p>
      <text:p text:style-name="P8"><text:span text:style-name="T4"><text:tab/><text:tab/>- Describir la </text:span><text:span text:style-name="T1">amenaza</text:span><text:span text:style-name="T4"> que dio lugar a la emergencia.</text:span></text:p>
      <text:p text:style-name="P8"><text:span text:style-name="T4"><text:tab/><text:tab/>- Establecer las posibles </text:span><text:span text:style-name="T1">causa</text:span><text:span text:style-name="T3">s</text:span><text:span text:style-name="T4"> como: definir indicadores de alerta temprana, <text:tab/><text:tab/><text:tab/>condiciones que se deben cumplir para que se produzca ese escenario y cuáles de esas <text:tab/><text:tab/>condiciones pueden monitorearse para una alerta temprana.</text:span></text:p>
      <text:p text:style-name="P8"><text:span text:style-name="T4"><text:tab/><text:tab/>- </text:span><text:span text:style-name="T1">Analizar los riesgos</text:span><text:span text:style-name="T4"> tal como describir la probabilidad de ocurrencia del escenario y <text:tab/><text:tab/>consecuencias en caso que se produzca el escenario descrito.</text:span></text:p>
      <text:p text:style-name="P8"><text:span text:style-name="T4"><text:tab/><text:tab/>- </text:span><text:span text:style-name="T3">Población vulnerable </text:span><text:span text:style-name="T8">sección en la que se describe la población en riesgo y definir <text:tab/><text:tab/>sus factores tales como: total y tipo de productores, su ubicación entre otros.</text:span></text:p>
      <text:p text:style-name="P8"><text:span text:style-name="T8"><text:tab/><text:tab/>- Definir la </text:span><text:span text:style-name="T3">duración de la condición</text:span><text:span text:style-name="T8"> de emergencia bajo dicho escenario</text:span></text:p>
      <text:p text:style-name="P9"><text:span text:style-name="T4">4) </text:span><text:span text:style-name="T1">Plan de contingencia:</text:span><text:span text:style-name="T4"> se presentan los detalles del plan para cada escenario previsto basados en el punto anterior. Acá se describen aspectos como: estrategia y ejecución del programa, disponibilidad de recursos, logística, plan de manejo interno, presupuesto y costos estimados de la intervención.</text:span></text:p>
      <text:p text:style-name="P9"><text:span text:style-name="T4">5) </text:span><text:span text:style-name="T1">Acciones al plan de preparación y actualización:</text:span><text:span text:style-name="T4"> acá se describen las disposiciones para la actualización y mantenimiento del plan. </text:span><text:span text:style-name="T9">Como quién se encargará de actualizarlo y cuándo.</text:span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3"><text:soft-page-break/>Gestión del plan de contingencias</text:p>
      <text:p text:style-name="P10"><text:span text:style-name="T4">Una vez elaborado y presentado el plan formalmente se aplica el ciclo PHVA para su debida gestión.</text:span></text:p>
      <text:p text:style-name="P11"><text:span text:style-name="T9">PHVA significa </text:span></text:p>
      <text:p text:style-name="P11"><text:span text:style-name="T9">- planear: </text:span><text:span text:style-name="T13">establecer los objetivos y </text:span><text:span text:style-name="T14">métodos</text:span><text:span text:style-name="T13"> necesarios para obtener los resultados, de conformidad con los requisitos y las pol</text:span><text:span text:style-name="T10">íticas de la organización. </text:span></text:p>
      <text:p text:style-name="P11"><text:span text:style-name="T9">Hacer: </text:span><text:span text:style-name="T13">implementar procesos para alcanzar los objetivos. </text:span></text:p>
      <text:p text:style-name="P11"><text:span text:style-name="T9">Verificar: </text:span><text:span text:style-name="T13">seguimiento y medir los procesos y los productos en relaci</text:span><text:span text:style-name="T10">ón con las políticas, los objetivos y los requisitos, reportando los resultados alcanzados. </text:span></text:p>
      <text:p text:style-name="P11"><text:span text:style-name="T9">Actuar: </text:span><text:span text:style-name="T13">acciones </text:span><text:span text:style-name="T14">preventivas y correctivas para mejorar el</text:span><text:span text:style-name="T13"> desempe</text:span><text:span text:style-name="T10">ño del (los) proceso(s). </text:span></text:p>
      <text:p text:style-name="P11"><text:span text:style-name="T10"/></text:p>
      <text:p text:style-name="P4"><text:span text:style-name="T10">Tipos de herramientas de contingencias</text:span></text:p>
      <text:p text:style-name="P12"><text:span text:style-name="T10">Aquellas que sirven para diseñar planes de actuación y contingencia para mitigar el impacto del incidente.</text:span></text:p>
      <text:p text:style-name="P13"><text:span text:style-name="T10">Donde entra en juego la capacidad de la empresa de implementar herramientas propias o buen la subcontratación.</text:span></text:p>
      <text:p text:style-name="P13"><text:span text:style-name="T10">Algunas son:</text:span></text:p>
      <text:p text:style-name="P14"><text:span text:style-name="T17">- Copias de seguridad: </text:span><text:span text:style-name="T10">almacenamiento de datos en medios externos para poder recuperarlos en caso de pérdida accidental </text:span></text:p>
      <text:p text:style-name="Standard"/>
      <text:p text:style-name="P14"><text:span text:style-name="T16">- Herramientas de gestión de planes de contingencia y continuidad:</text:span><text:span text:style-name="T12"> gestionar de manera óptima en tiempo y forma una situación de crisis no prevista.</text:span></text:p>
      <text:p text:style-name="Standard"><text:span text:style-name="T16"/></text:p>
      <text:p text:style-name="Standard"><text:span text:style-name="T16">- Herramientas de borrado seguro </text:span><text:span text:style-name="T12">permiten la destrucción de la información que ya no es necesaria para la organización de manera segura.</text:span></text:p>
      <text:p text:style-name="Standard"><text:span text:style-name="T16"/></text:p>
      <text:p text:style-name="Standard"><text:span text:style-name="T16">- Servicios en la nube: </text:span><text:span text:style-name="T15">cuya</text:span><text:span text:style-name="T12"> ventaja es el acceso remoto desde cualquier lugar y dispositivo. </text:span></text:p>
      <text:p text:style-name="Standard"><text:span text:style-name="T16"/></text:p>
      <text:p text:style-name="Standard"><text:span text:style-name="T16">- Herramientas de monitorización </text:span><text:span text:style-name="T12">que permiten un seguimiento en tiempo real del estado de los servicios desplegados para detectar posibles anomalías</text:span></text:p>
      <text:p text:style-name="Standard"/>
      <text:p text:style-name="Standard"><text:span text:style-name="T16">- Herramientas de recuperación de sistemas: </text:span><text:span text:style-name="T12">facilitan la rápida recuperación de los sistemas y las aplicaciones ante un incidente de seguridad automatizando los distintos pasos a realizar. </text:span></text:p>
      <text:p text:style-name="Standard"/>
      <text:p text:style-name="Standard"><text:span text:style-name="T16">- Infraestructura de respaldo: </text:span><text:span text:style-name="T12">engloba las técnicas y herramientas destinadas a proporcionar un rápido despliegue de la infraestructura empresarial.</text:span></text:p>
      <text:p text:style-name="Standard"><text:span text:style-name="T16"/></text:p>
      <text:p text:style-name="Standard"><text:span text:style-name="T16">- Herramientas de virtualización </text:span><text:span text:style-name="T12">seguridad a las aplicaciones, servidores, sistemas de almacenamiento y redes que estén virtualizados. </text:span></text:p>
      <text:p text:style-name="Standard"/>
      <text:p text:style-name="Standard"><text:span text:style-name="T16">- Herramientas de gestión y control del tráfico: </text:span><text:span text:style-name="T12">permiten controlar en tiempo real el tráfico entrante y saliente de la red para detectar cualquier actividad anormal en el tráfico de red. </text:span></text:p>
      <text:p text:style-name="Standard"/>
      <text:p text:style-name="Standard"/>
      <text:p text:style-name="Standard"/>
      <text:p text:style-name="Standard"><text:span text:style-name="T12"/></text:p>
      <text:p text:style-name="Standard"/>
      <text:p text:style-name="Standard"/>
      <text:p text:style-name="P14"><text:span text:style-name="T10"/></text:p>
      <text:p text:style-name="Standard"/>
      <text:p text:style-name="P13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9T21:32:00</meta:creation-date>
    <dc:title>Universidad de Costa Rica</dc:title>
    <meta:initial-creator>Administrador</meta:initial-creator>
    <dc:date>2020-11-10T21:54:05.032000000</dc:date>
    <meta:editing-duration>PT4M28S</meta:editing-duration>
    <meta:editing-cycles>1</meta:editing-cycles>
    <meta:document-statistic meta:table-count="0" meta:image-count="0" meta:object-count="0" meta:page-count="2" meta:paragraph-count="43" meta:word-count="777" meta:character-count="5089" meta:non-whitespace-character-count="4305"/>
    <meta:generator>LibreOffice/6.4.6.2$Windows_X86_64 LibreOffice_project/0ce51a4fd21bff07a5c061082cc82c5ed232f115</meta:generator>
  </office:meta>
</office:document-meta>
</file>